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roupPanel.getSouth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GroupPanel.getDescriptionTextAre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GroupPanel.Group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roupPanel.getRevertButt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GroupPanel.getMain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GroupPanel.getJ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GroupPanel.setTree( JTree tre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upPanel.getIconLab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GroupPanel.getGeneral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roupPanel.getStatusFiel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GroupPanel.getAboveButton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GroupPanel.getCenterTabbedPa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GroupPanel.getJPanel4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GroupPanel.actionPerformed( java . awt . event . Action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upPanel.getGroupNameTextFiel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roupPanel.getTree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upPanel.getNorth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GroupPanel.getGroupUsers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roupPanel.getSaveButt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GroupPanel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GroupPanel.noNull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roupPanel.getDeleteButt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GroupPanel.setGroupField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GroupPanel.getButton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GroupPanel.setTreeNode( DefaultMutableTree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roupPanel.saveAction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40">
            <text:p text:style-name="Table_20_Contents">4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